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2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0.5319in"/>
    </style:style>
    <style:style style:name="Table1.H" style:family="table-column">
      <style:table-column-properties style:column-width="0.5347in"/>
    </style:style>
    <style:style style:name="Table1.I" style:family="table-column">
      <style:table-column-properties style:column-width="1.423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I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8" style:family="table-row">
      <style:table-row-properties style:min-row-height="0.2903in" fo:keep-together="always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3722in" style:rel-column-width="3522*"/>
    </style:style>
    <style:style style:name="Table3.B" style:family="table-column">
      <style:table-column-properties style:column-width="2.3972in" style:rel-column-width="22686*"/>
    </style:style>
    <style:style style:name="Table3.C" style:family="table-column">
      <style:table-column-properties style:column-width="0.9806in" style:rel-column-width="9279*"/>
    </style:style>
    <style:style style:name="Table3.D" style:family="table-column">
      <style:table-column-properties style:column-width="1.5625in" style:rel-column-width="14786*"/>
    </style:style>
    <style:style style:name="Table3.E" style:family="table-column">
      <style:table-column-properties style:column-width="1.6125in" style:rel-column-width="1526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3722in" style:rel-column-width="3522*"/>
    </style:style>
    <style:style style:name="Table2.B" style:family="table-column">
      <style:table-column-properties style:column-width="3.0903in" style:rel-column-width="29244*"/>
    </style:style>
    <style:style style:name="Table2.C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2f8ee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fo:font-weight="normal" officeooo:paragraph-rsid="0012f8ee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6" style:family="paragraph" style:parent-style-name="Standard">
      <style:text-properties fo:font-weight="bold" officeooo:rsid="00181d73" officeooo:paragraph-rsid="00181d73" style:font-weight-asian="bold" style:font-weight-complex="bold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 style:writing-mode="lr-tb"/>
      <style:text-properties style:font-name="Times New Roman" fo:font-size="12pt" officeooo:paragraph-rsid="00253e92" style:font-size-asian="12pt" style:font-size-complex="12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10" style:family="paragraph" style:parent-style-name="Standard">
      <style:paragraph-properties fo:text-align="center" style:justify-single-word="false" style:writing-mode="lr-tb"/>
      <style:text-properties style:font-name="Times New Roman" fo:font-size="12pt" fo:font-weight="normal" officeooo:paragraph-rsid="0012f8ee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2f8ee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12f8ee" style:font-name-asian="Times New Roman1" style:font-weight-asian="bold" style:font-size-complex="14pt"/>
    </style:style>
    <style:style style:name="P13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2f8ee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2f8ee" style:font-name-asian="Times New Roman1" style:font-size-complex="14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language="uk" fo:country="UA" fo:font-weight="normal" officeooo:rsid="00177d68" officeooo:paragraph-rsid="0012f8ee" fo:background-color="#ffffff" style:font-name-asian="Calibri" style:font-size-asian="12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2f8ee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2f8ee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2f8ee" style:font-size-complex="14pt"/>
    </style:style>
    <style:style style:name="P20" style:family="paragraph" style:parent-style-name="Standard">
      <style:paragraph-properties fo:break-before="page" style:writing-mode="lr-tb"/>
      <style:text-properties style:font-name="Times New Roman" fo:font-size="12pt" officeooo:paragraph-rsid="0012f8ee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2pt" officeooo:rsid="001aa0b5" officeooo:paragraph-rsid="001aa0b5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officeooo:rsid="0020ad22" officeooo:paragraph-rsid="0020ad22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2pt" officeooo:rsid="0020b642" officeooo:paragraph-rsid="0020b642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45952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2pt" officeooo:rsid="00445952" officeooo:paragraph-rsid="004653d8" style:font-size-asian="12pt" style:font-size-complex="12pt"/>
    </style:style>
    <style:style style:name="P2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in" style:auto-text-indent="false"/>
      <style:text-properties style:font-name="Times New Roman" fo:font-size="12pt" officeooo:paragraph-rsid="0016f4c1" style:font-name-asian="Calibri" style:font-size-asian="12pt" style:language-asian="en" style:country-asian="US" style:font-size-complex="12pt"/>
    </style:style>
    <style:style style:name="P2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orphans="0" fo:widows="0" fo:text-indent="0.7874in" style:auto-text-indent="false"/>
      <style:text-properties style:font-name="Times New Roman" fo:font-size="12pt" fo:language="uk" fo:country="UA" officeooo:rsid="00119d66" officeooo:paragraph-rsid="0016f4c1" fo:background-color="#fdfefe" style:font-name-asian="Calibri" style:font-size-asian="12pt" style:language-asian="en" style:country-asian="US" style:font-size-complex="12pt"/>
    </style:style>
    <style:style style:name="P3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2f8ee" style:font-name-asian="Times New Roman1" style:font-size-complex="14pt"/>
    </style:style>
    <style:style style:name="P31" style:family="paragraph" style:parent-style-name="Standard" style:list-style-name="L1">
      <style:text-properties fo:font-weight="bold" officeooo:rsid="00181d73" officeooo:paragraph-rsid="00181d73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2909d3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f2368" officeooo:paragraph-rsid="001f2368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0d67c" officeooo:paragraph-rsid="0050d67c" style:font-size-asian="12pt" style:font-size-complex="12pt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1f2368" officeooo:paragraph-rsid="001f2368" style:font-size-asian="12pt" style:font-size-complex="12pt"/>
    </style:style>
    <style:style style:name="P40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41" style:family="paragraph" style:parent-style-name="Standard">
      <style:paragraph-properties fo:text-align="center" style:justify-single-word="false" style:writing-mode="lr-tb"/>
      <style:text-properties style:font-name="Times New Roman" fo:font-size="12pt" officeooo:rsid="00546374" officeooo:paragraph-rsid="00546374" style:font-size-asian="12pt" style:font-size-complex="12pt"/>
    </style:style>
    <style:style style:name="P42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6d961" style:font-size-asian="12pt" style:font-size-complex="12pt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Times New Roman" fo:font-size="12pt" officeooo:rsid="00535ef5" officeooo:paragraph-rsid="00535ef5" style:font-size-asian="12pt" style:font-size-complex="12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imes New Roman" fo:font-size="14pt" fo:font-weight="bold" officeooo:rsid="00181d73" officeooo:paragraph-rsid="00181d73" style:font-size-asian="14pt" style:font-weight-asian="bold" style:font-size-complex="14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2pt" officeooo:rsid="0050d67c" officeooo:paragraph-rsid="0050d67c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Times New Roman" fo:font-size="12pt" officeooo:rsid="001f2368" officeooo:paragraph-rsid="001f2368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fo:font-size="12pt" officeooo:rsid="00535ef5" officeooo:paragraph-rsid="00535ef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officeooo:rsid="0056d961" officeooo:paragraph-rsid="0056d961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" fo:font-size="12pt" officeooo:rsid="0055368a" officeooo:paragraph-rsid="0055368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language="uk" fo:country="UA" style:font-size-complex="14pt"/>
    </style:style>
    <style:style style:name="T3" style:family="text">
      <style:text-properties style:font-name="Times New Roman" fo:language="uk" fo:country="UA" officeooo:rsid="00169f64" style:font-size-complex="14pt"/>
    </style:style>
    <style:style style:name="T4" style:family="text">
      <style:text-properties style:font-name="sans-serif" fo:font-size="15pt"/>
    </style:style>
    <style:style style:name="T5" style:family="text">
      <style:text-properties fo:font-size="15pt"/>
    </style:style>
    <style:style style:name="T6" style:family="text">
      <style:text-properties officeooo:rsid="00229ebe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815in" draw:visible-area-height="1.9815in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ІНІСТЕРСТВО ОСВІТИ І НАУКИ УКРАЇНИ</text:p>
      <text:p text:style-name="P11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Дніпровський національний університет<text:line-break/>залізничного транспорту імені академіка В. Лазаряна</text:p>
      <text:p text:style-name="P13"/>
      <text:p text:style-name="P14">Кафедра «Комп'ютерні інформаційні технології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Додаткове завдання з аналізу інформаційного наповнення сайтів для л.р. № 4.</text:p>
      <text:p text:style-name="P17"/>
      <text:p text:style-name="P17"/>
      <text:p text:style-name="P17"/>
      <text:p text:style-name="P17"/>
      <text:p text:style-name="P17"/>
      <text:p text:style-name="P17"/>
      <text:p text:style-name="P14">Виконав:</text:p>
      <text:p text:style-name="P18">студент гр.ПЗ1911 </text:p>
      <text:p text:style-name="P18">Сафонов Д.Є.</text:p>
      <text:p text:style-name="P28">Прийняла:</text:p>
      <text:p text:style-name="P29"><text:s text:c="2"/>Шаповал І.В.</text:p>
      <text:p text:style-name="P19"/>
      <text:p text:style-name="P19"><text:tab/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0"><text:bookmark text:name="page3R_mcid1"/><text:span text:style-name="T2">Дніпро, 202</text:span><text:span text:style-name="T3">2</text:span></text:p>
      <text:p text:style-name="P20"><text:span text:style-name="T1">Завдання.</text:span> Провести моніторинг інформаційного наповнення сайтів за напрямком обраним <text:line-break/>самостійно студентом, в загальній кількості не менше трьох. Результати моніторингу <text:line-break/>представити у вигляді таблиць наведених в додатках. За результатами сформулювати <text:line-break/>висновки та рекомендації.</text:p>
      <text:p text:style-name="P6">Обрані сайти:</text:p>
      <text:list xml:id="list1114144403" text:style-name="L1">
        <text:list-item>
          <text:p text:style-name="P31"><text:a xlink:type="simple" xlink:href="https://rozetka.com.ua/" text:style-name="Internet_20_link" text:visited-style-name="Visited_20_Internet_20_Link">https://rozetka.com.ua/</text:a></text:p>
        </text:list-item>
        <text:list-item>
          <text:p text:style-name="P31"><text:a xlink:type="simple" xlink:href="https://telemart.ua/" text:style-name="Internet_20_link" text:visited-style-name="Visited_20_Internet_20_Link">https://telemart.ua/</text:a></text:p>
        </text:list-item>
        <text:list-item>
          <text:p text:style-name="P31"><text:a xlink:type="simple" xlink:href="https://www.moyo.ua/" text:style-name="Internet_20_link" text:visited-style-name="Visited_20_Internet_20_Link">https://www.moyo.ua/</text:a></text:p>
        </text:list-item>
        <text:list-item>
          <text:p text:style-name="P31"><text:a xlink:type="simple" xlink:href="https://comfy.ua/" text:style-name="Internet_20_link" text:visited-style-name="Visited_20_Internet_20_Link">https://comfy.ua/</text:a></text:p>
        </text:list-item>
      </text:list>
      <text:p text:style-name="P6"/>
      <text:p text:style-name="P5"><text:bookmark text:name="page25R_mcid7"/>Таблиця <text:bookmark text:name="page25R_mcid8"/><text:line-break/>моніторингу інформаційного наповнення веб-сайту</text:p>
      <table:table table:name="Table1" table:style-name="Table1">
        <table:table-column table:style-name="Table1.A"/>
        <table:table-column table:style-name="Table1.B"/>
        <table:table-column table:style-name="Table1.C" table:number-columns-repeated="5"/>
        <table:table-column table:style-name="Table1.H"/>
        <table:table-column table:style-name="Table1.I"/>
        <table:table-row table:style-name="Table1.1">
          <table:table-cell table:style-name="Table1.A1" table:number-rows-spanned="2" office:value-type="string">
            <text:p text:style-name="P21">№</text:p>
          </table:table-cell>
          <table:table-cell table:style-name="Table1.A1" table:number-rows-spanned="2" office:value-type="string">
            <text:p text:style-name="P7"><text:bookmark text:name="page25R_mcid10"/>Параметри</text:p>
            <text:p text:style-name="P22"/>
          </table:table-cell>
          <table:table-cell table:style-name="Table1.A1" table:number-columns-spanned="6" office:value-type="string">
            <text:p text:style-name="P7"><text:bookmark text:name="page25R_mcid11"/>Значення коефіцієнтів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table-cell table:style-name="Table1.I1" table:number-rows-spanned="2" office:value-type="string">
            <text:p text:style-name="P7"><text:bookmark text:name="page25R_mcid12"/>Зауваження</text:p>
            <text:p text:style-name="P22"/>
          </table:table-cell>
        </table:table-row>
        <table:table-row table:style-name="Table1.1">
          <table:covered-table-cell/>
          <table:covered-table-cell/>
          <table:table-cell table:style-name="Table1.C2" office:value-type="string">
            <text:p text:style-name="P7"><text:bookmark text:name="page25R_mcid14"/>Кр</text:p>
          </table:table-cell>
          <table:table-cell table:style-name="Table1.C2" office:value-type="string">
            <text:p text:style-name="P8">Кн</text:p>
          </table:table-cell>
          <table:table-cell table:style-name="Table1.C2" office:value-type="string">
            <text:p text:style-name="P8">Кп</text:p>
          </table:table-cell>
          <table:table-cell table:style-name="Table1.C2" office:value-type="string">
            <text:p text:style-name="P8">Ка</text:p>
          </table:table-cell>
          <table:table-cell table:style-name="Table1.C2" office:value-type="string">
            <text:p text:style-name="P8">Кд</text:p>
          </table:table-cell>
          <table:table-cell table:style-name="Table1.C2" office:value-type="string">
            <text:p text:style-name="P8">Кя</text:p>
          </table:table-cell>
          <table:covered-table-cell/>
        </table:table-row>
        <table:table-row table:style-name="Table1.1">
          <table:table-cell table:style-name="Table1.C2" office:value-type="string">
            <text:p text:style-name="P23">1</text:p>
          </table:table-cell>
          <table:table-cell table:style-name="Table1.C2" office:value-type="string">
            <text:p text:style-name="P23">2</text:p>
          </table:table-cell>
          <table:table-cell table:style-name="Table1.C2" office:value-type="string">
            <text:p text:style-name="P38">3</text:p>
          </table:table-cell>
          <table:table-cell table:style-name="Table1.C2" office:value-type="string">
            <text:p text:style-name="P38">4</text:p>
          </table:table-cell>
          <table:table-cell table:style-name="Table1.C2" office:value-type="string">
            <text:p text:style-name="P38">5</text:p>
          </table:table-cell>
          <table:table-cell table:style-name="Table1.C2" office:value-type="string">
            <text:p text:style-name="P38">6</text:p>
          </table:table-cell>
          <table:table-cell table:style-name="Table1.C2" office:value-type="string">
            <text:p text:style-name="P38">7</text:p>
          </table:table-cell>
          <table:table-cell table:style-name="Table1.C2" office:value-type="string">
            <text:p text:style-name="P38">8</text:p>
          </table:table-cell>
          <table:table-cell table:style-name="Table1.I3" office:value-type="string">
            <text:p text:style-name="P3">9</text:p>
          </table:table-cell>
        </table:table-row>
        <table:table-row table:style-name="Table1.1">
          <table:table-cell table:style-name="Table1.C2" office:value-type="string">
            <text:p text:style-name="P45">1</text:p>
          </table:table-cell>
          <table:table-cell table:style-name="Table1.C2" office:value-type="string">
            <text:p text:style-name="P33"><text:bookmark text:name="page25R_mcid32"/>Найменування організаці<text:span text:style-name="T6">ї</text:span>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45">2</text:p>
          </table:table-cell>
          <table:table-cell table:style-name="Table1.C2" office:value-type="string">
            <text:p text:style-name="P33"><text:bookmark text:name="page25R_mcid42"/>Місія, функції, повноваження, <text:line-break/>основні завдання та нормативно-<text:line-break/>правові засади діяльності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45">3</text:p>
          </table:table-cell>
          <table:table-cell table:style-name="Table1.C2" office:value-type="string">
            <text:p text:style-name="P34"><text:bookmark text:name="page25R_mcid52"/>Структура та керівництво <text:line-break/>організаці<text:span text:style-name="T6">ї</text:span>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45">4</text:p>
          </table:table-cell>
          <table:table-cell table:style-name="Table1.C2" office:value-type="string">
            <text:p text:style-name="P33"><text:bookmark text:name="page25R_mcid62"/>Прізвище, ім'я та по батькові, <text:line-break/>службові номери засобів зв'язку, <text:line-break/>адреси електронної пошти керівника <text:line-break/>організації та його заступників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45">5</text:p>
          </table:table-cell>
          <table:table-cell table:style-name="Table1.C2" office:value-type="string">
            <text:p text:style-name="P33"><text:bookmark text:name="page25R_mcid72"/>Місцезнаходження організації та <text:line-break/>відповідних структурних підрозділів <text:line-break/>(поштові адреси, номери телефонів, <text:line-break/>факсів, адреси веб-сайтів та <text:line-break/>електронної пошти)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45">6</text:p>
          </table:table-cell>
          <table:table-cell table:style-name="Table1.C2" office:value-type="string">
            <text:p text:style-name="P33"><text:bookmark text:name="page25R_mcid82"/>Основні функції структурних <text:line-break/>підрозділів, а також прізвища, імена, <text:line-break/>по батькові, номери телефонів, <text:line-break/>адреси електронної пошти їх <text:line-break/>керівників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7</text:p>
          </table:table-cell>
          <table:table-cell table:style-name="Table1.C2" office:value-type="string">
            <text:p text:style-name="P33"><text:bookmark text:name="page25R_mcid92"/>Перелік та порядок надання послуг <text:line-break/>організацією, форми і зразки <text:line-break/>документів, правила їх заповнення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8</text:p>
          </table:table-cell>
          <table:table-cell table:style-name="Table1.C2" office:value-type="string">
            <text:p text:style-name="P33"><text:bookmark text:name="page25R_mcid102"/>Надання інформаційних послуг <text:line-break/>загального призначення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9</text:p>
          </table:table-cell>
          <table:table-cell table:style-name="Table1.C2" office:value-type="string">
            <text:p text:style-name="P33"><text:bookmark text:name="page25R_mcid112"/>Відомості про проведення <text:line-break/>консультацій з громадськістю, <text:line-break/>громадської експертизи та <text:line-break/>врахування громадської думки у <text:line-break/>своїй діяльності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0</text:p>
          </table:table-cell>
          <table:table-cell table:style-name="Table1.C2" office:value-type="string">
            <text:p text:style-name="P33"><text:bookmark text:name="page25R_mcid122"/>Порядок складання, подання запиту <text:line-break/>на інформацію, оскарження рішень <text:line-break/>розпорядників інформації, дій чи <text:line-break/>бездіяльності, зразки документів та <text:line-break/>інших матеріалів, необхідних для <text:line-break/>звернення громадян до організації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1</text:p>
          </table:table-cell>
          <table:table-cell table:style-name="Table1.C2" office:value-type="string">
            <text:p text:style-name="P33"><text:bookmark text:name="page27R_mcid1"/>Розпорядок роботи органу та час <text:line-break/>прийому керівництва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24">12</text:p>
          </table:table-cell>
          <table:table-cell table:style-name="Table1.C2" office:value-type="string">
            <text:p text:style-name="P33"><text:bookmark text:name="page27R_mcid11"/>Перелік і службові номери засобів <text:line-break/>зв'язку підприємств, установ та <text:line-break/>організацій, що належать до сфери <text:line-break/>управління організації, та їх <text:line-break/>керівників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3</text:p>
          </table:table-cell>
          <table:table-cell table:style-name="Table1.C2" office:value-type="string">
            <text:p text:style-name="P33"><text:bookmark text:name="page27R_mcid21"/>Цільові програми у відповідній <text:line-break/>сфері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4</text:p>
          </table:table-cell>
          <table:table-cell table:style-name="Table1.C2" office:value-type="string">
            <text:p text:style-name="P33"><text:bookmark text:name="page27R_mcid31"/>Інформаційні ресурси з питань, що <text:line-break/>належать до компетенції організації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8">
          <table:table-cell table:style-name="Table1.C2" office:value-type="string">
            <text:p text:style-name="P24">15</text:p>
          </table:table-cell>
          <table:table-cell table:style-name="Table1.C2" office:value-type="string">
            <text:p text:style-name="P33"><text:bookmark text:name="page27R_mcid41"/>Поточні та заплановані заходи і <text:line-break/>події у відповідній сфері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6</text:p>
          </table:table-cell>
          <table:table-cell table:style-name="Table1.C2" office:value-type="string">
            <text:p text:style-name="P33"><text:bookmark text:name="page27R_mcid51"/>Відомості про наявні вакансії, <text:line-break/>порядок та умови проходження <text:line-break/>конкурсу на заміщення вакантних <text:line-break/>посад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7</text:p>
          </table:table-cell>
          <table:table-cell table:style-name="Table1.C2" office:value-type="string">
            <text:p text:style-name="P33"><text:bookmark text:name="page27R_mcid61"/>Адреса електронної пошти <text:line-break/>структурного підрозділу, <text:line-break/>відповідального за приймання і <text:line-break/>реєстрацію вхідної кореспонденції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8</text:p>
          </table:table-cell>
          <table:table-cell table:style-name="Table1.C2" office:value-type="string">
            <text:p text:style-name="P33"><text:bookmark text:name="page27R_mcid71"/>Інформація про систему обліку, види <text:line-break/>інформації, яку зберігає <text:line-break/>розпорядник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19</text:p>
          </table:table-cell>
          <table:table-cell table:style-name="Table1.C2" office:value-type="string">
            <text:p text:style-name="P33"><text:bookmark text:name="page27R_mcid81"/>Розташування місць, де надаються <text:line-break/>необхідні запитувачам форми і <text:line-break/>бланки установи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20</text:p>
          </table:table-cell>
          <table:table-cell table:style-name="Table1.C2" office:value-type="string">
            <text:p text:style-name="P33"><text:bookmark text:name="page27R_mcid91"/>Звіти, в тому числі щодо <text:line-break/>задоволення запитів на інформацію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ext:soft-page-break/>
        <table:table-row table:style-name="Table1.1">
          <table:table-cell table:style-name="Table1.C2" office:value-type="string">
            <text:p text:style-name="P24">21</text:p>
          </table:table-cell>
          <table:table-cell table:style-name="Table1.C2" office:value-type="string">
            <text:p text:style-name="P33"><text:bookmark text:name="page27R_mcid101"/>Наявність форми подання <text:line-break/>електронних звернень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22</text:p>
          </table:table-cell>
          <table:table-cell table:style-name="Table1.C2" office:value-type="string">
            <text:p text:style-name="P33"><text:bookmark text:name="page27R_mcid111"/>Можливість прослідкувати <text:line-break/>опрацювання е-звернення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23</text:p>
          </table:table-cell>
          <table:table-cell table:style-name="Table1.C2" office:value-type="string">
            <text:p text:style-name="P33"><text:bookmark text:name="page27R_mcid121"/>Підтримка зворотнього зв’язку з <text:line-break/>користувачами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4">24</text:p>
          </table:table-cell>
          <table:table-cell table:style-name="Table1.C2" office:value-type="string">
            <text:p text:style-name="P35"><text:bookmark text:name="page27R_mcid131"/>Додатковий параметр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5</text:p>
          </table:table-cell>
          <table:table-cell table:style-name="Table1.C2" office:value-type="string">
            <text:p text:style-name="P35"><text:bookmark text:name="page27R_mcid1311"/>Додатковий параметр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6</text:p>
          </table:table-cell>
          <table:table-cell table:style-name="Table1.C2" office:value-type="string">
            <text:p text:style-name="P33"><text:bookmark text:name="page27R_mcid151"/>Наявність мобільної версії веб-сайту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7</text:p>
          </table:table-cell>
          <table:table-cell table:style-name="Table1.C2" office:value-type="string">
            <text:p text:style-name="P33"><text:bookmark text:name="page27R_mcid161"/>Наявність версії веб-сайту для <text:line-break/>слабозорих</text:p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8</text:p>
          </table:table-cell>
          <table:table-cell table:style-name="Table1.C2" office:value-type="string">
            <text:p text:style-name="P33"><text:bookmark text:name="page27R_mcid171"/>Наявність сервісів, які суттєво <text:line-break/>покращують зручність користування <text:line-break/>веб-сайтом: пошук, мапа, підписка, <text:line-break/>статистика відвідувань, форуми, <text:line-break/>опитування, останні оновлення тощо</text:p>
          </table:table-cell>
          <table:table-cell table:style-name="Table1.C2" table:number-columns-spanned="3" office:value-type="string">
            <text:p text:style-name="P9"><text:bookmark text:name="page27R_mcid172"/>так(Кс=1,0)/ ні(Кс=0,9<text:line-break/>)</text:p>
          </table:table-cell>
          <table:covered-table-cell/>
          <table:covered-table-cell/>
          <table:table-cell table:style-name="Table1.C2" table:number-columns-spanned="3" office:value-type="string">
            <text:p text:style-name="P9">Перелік сервісів</text:p>
            <text:p text:style-name="P9"/>
          </table:table-cell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office:value-type="string">
            <text:p text:style-name="P25">29</text:p>
          </table:table-cell>
          <table:table-cell table:style-name="Table1.C2" office:value-type="string">
            <text:p text:style-name="P33"><text:bookmark text:name="page29R_mcid1"/>Мовні версії веб-сайту</text:p>
            <text:p text:style-name="P46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C2" office:value-type="string">
            <text:p text:style-name="P9"/>
          </table:table-cell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4"><text:bookmark text:name="page29R_mcid5"/>Показник наявності інформації<text:bookmark text:name="page29R_mcid6"/><text:line-break/>Пн = ∑ Кн /∑ Кр</text:p>
          </table:table-cell>
          <table:covered-table-cell/>
          <table:table-cell table:style-name="Table1.C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  <table:table-row table:style-name="Table1.1">
          <table:table-cell table:style-name="Table1.C2" table:number-columns-spanned="2" office:value-type="string">
            <text:p text:style-name="P4"><text:bookmark text:name="page29R_mcid10"/>Показник якості інформаційного наповнення<text:bookmark text:name="page29R_mcid11"/><text:line-break/>Пя = (∑ Кя /∑ Кн)*Кс </text:p>
          </table:table-cell>
          <table:covered-table-cell/>
          <table:table-cell table:style-name="Table1.C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table-cell table:style-name="Table1.I3" office:value-type="string">
            <text:p text:style-name="P3"/>
          </table:table-cell>
        </table:table-row>
      </table:table>
      <text:p text:style-name="P6"/>
      <text:p text:style-name="P5"/>
      <text:p text:style-name="P44"><text:bookmark text:name="page29R_mcid19"/>Узагальнені дані щодо рівня інформаційного наповнення веб-сайтів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584161864864">
          <table:table-cell table:style-name="Table3.A1" office:value-type="string">
            <text:p text:style-name="P27">№</text:p>
          </table:table-cell>
          <table:table-cell table:style-name="Table3.A1" office:value-type="string">
            <text:p text:style-name="P7"><text:bookmark text:name="page29R_mcid21"/>Найменування організації</text:p>
          </table:table-cell>
          <table:table-cell table:style-name="Table3.A1" office:value-type="string">
            <text:p text:style-name="P7"><text:bookmark text:name="page29R_mcid22"/>Адреса веб-<text:line-break/>сайту</text:p>
          </table:table-cell>
          <table:table-cell table:style-name="Table3.A1" office:value-type="string">
            <text:p text:style-name="P7"><text:bookmark text:name="page29R_mcid23"/>Показник <text:line-break/>наявності <text:line-break/>інформації (Пн)</text:p>
          </table:table-cell>
          <table:table-cell table:style-name="Table3.E1" office:value-type="string">
            <text:p text:style-name="P7"><text:bookmark text:name="page29R_mcid24"/>Показник якості <text:line-break/>інформаційного <text:line-break/>наповнення (Пя)</text:p>
          </table:table-cell>
        </table:table-row>
        <table:table-row table:style-name="TableLine94584162205312">
          <table:table-cell table:style-name="Table3.A2" office:value-type="string">
            <text:p text:style-name="P49">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E2" office:value-type="string">
            <text:p text:style-name="Table_20_Contents"/>
          </table:table-cell>
        </table:table-row>
      </table:table>
      <text:p text:style-name="P6"/>
      <text:p text:style-name="P5"/>
      <text:p text:style-name="P44"><text:bookmark text:name="page29R_mcid42"/>Узагальнені дані щодо рівня представлення видів інформації на веб-сайтах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>№</text:p>
          </table:table-cell>
          <table:table-cell table:style-name="Table2.A1" office:value-type="string">
            <text:p text:style-name="P7"><text:bookmark text:name="page29R_mcid44"/>Вид інформації </text:p>
          </table:table-cell>
          <table:table-cell table:style-name="Table2.A1" office:value-type="string">
            <text:p text:style-name="P7"><text:bookmark text:name="page29R_mcid45"/>Показник наявності <text:line-break/>інформації (Пн)</text:p>
          </table:table-cell>
          <table:table-cell table:style-name="Table2.D1" office:value-type="string">
            <text:p text:style-name="P7"><text:bookmark text:name="page29R_mcid46"/>Показник якості інформаційного наповнення (Пя)</text:p>
          </table:table-cell>
        </table:table-row>
        <table:table-row table:style-name="Table2.1">
          <table:table-cell table:style-name="Table2.A2" office:value-type="string">
            <text:p text:style-name="P47">1</text:p>
          </table:table-cell>
          <table:table-cell table:style-name="Table2.A2" office:value-type="string">
            <text:p text:style-name="P40">2</text:p>
          </table:table-cell>
          <table:table-cell table:style-name="Table2.A2" office:value-type="string">
            <text:p text:style-name="P40">3</text:p>
          </table:table-cell>
          <table:table-cell table:style-name="Table2.D2" office:value-type="string">
            <text:p text:style-name="P41">4</text:p>
          </table:table-cell>
        </table:table-row>
        <table:table-row table:style-name="Table2.1">
          <table:table-cell table:style-name="Table2.A2" office:value-type="string">
            <text:p text:style-name="P48">1</text:p>
          </table:table-cell>
          <table:table-cell table:style-name="Table2.A2" office:value-type="string">
            <text:p text:style-name="P42">Найменування організації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</text:p>
          </table:table-cell>
          <table:table-cell table:style-name="Table2.A2" office:value-type="string">
            <text:p text:style-name="P43"><text:bookmark text:name="page29R_mcid59"/>Місія, функції, повноваження, основні <text:line-break/>завдання та нормативно-правові засади <text:line-break/>діяльності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3</text:p>
          </table:table-cell>
          <table:table-cell table:style-name="Table2.A2" office:value-type="string">
            <text:p text:style-name="P43"><text:bookmark text:name="page29R_mcid64"/>Структура та керівництво організація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4</text:p>
          </table:table-cell>
          <table:table-cell table:style-name="Table2.A2" office:value-type="string">
            <text:p text:style-name="P43"><text:bookmark text:name="page29R_mcid69"/>Прізвище, ім'я та по батькові, службові <text:line-break/>номери засобів зв'язку, адреси електронної пошти керівника організації та його заступників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5</text:p>
          </table:table-cell>
          <table:table-cell table:style-name="Table2.A2" office:value-type="string">
            <text:p text:style-name="P43"><text:bookmark text:name="page29R_mcid74"/>Місцезнаходження організації та <text:line-break/>відповідних структурних підрозділів <text:line-break/>(поштові адреси, номери телефонів, факсів, адреси веб-сайтів та електронної пошти)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6</text:p>
          </table:table-cell>
          <table:table-cell table:style-name="Table2.A2" office:value-type="string">
            <text:p text:style-name="P43"><text:bookmark text:name="page29R_mcid79"/>Основні функції структурних підрозділів, а також прізвища, імена, по батькові, номери телефонів, адреси електронної пошти їх керівників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7</text:p>
          </table:table-cell>
          <table:table-cell table:style-name="Table2.A2" office:value-type="string">
            <text:p text:style-name="P43"><text:bookmark text:name="page29R_mcid84"/>Перелік та порядок надання послуг <text:line-break/>організацією, форми і зразки документів, <text:line-break/>правила їх заповнення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8</text:p>
          </table:table-cell>
          <table:table-cell table:style-name="Table2.A2" office:value-type="string">
            <text:p text:style-name="P43"><text:bookmark text:name="page31R_mcid1"/>Надання інформаційних послуг загального призначення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9</text:p>
          </table:table-cell>
          <table:table-cell table:style-name="Table2.A2" office:value-type="string">
            <text:p text:style-name="P43"><text:bookmark text:name="page31R_mcid6"/>Відомості про проведення консультацій з <text:line-break/>громадськістю, громадської експертизи та<text:line-break/>врахування громадської думки у своїй <text:line-break/>діяльності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0</text:p>
          </table:table-cell>
          <table:table-cell table:style-name="Table2.A2" office:value-type="string">
            <text:p text:style-name="P43"><text:bookmark text:name="page31R_mcid11"/>Порядок складання, подання запиту на <text:line-break/>інформацію, оскарження рішень <text:line-break/>розпорядників інформації, дій чи <text:line-break/>бездіяльності, зразки документів та інших<text:line-break/>матеріалів, необхідних для звернення <text:line-break/>громадян до організації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1</text:p>
          </table:table-cell>
          <table:table-cell table:style-name="Table2.A2" office:value-type="string">
            <text:p text:style-name="P43"><text:bookmark text:name="page31R_mcid16"/>Розпорядок роботи органу та час прийому<text:line-break/>керівництва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ext:soft-page-break/>
        <table:table-row table:style-name="Table2.1">
          <table:table-cell table:style-name="Table2.A2" office:value-type="string">
            <text:p text:style-name="P48">12</text:p>
          </table:table-cell>
          <table:table-cell table:style-name="Table2.A2" office:value-type="string">
            <text:p text:style-name="P43"><text:bookmark text:name="page31R_mcid21"/>Перелік і службові номери засобів зв'язку <text:line-break/>підприємств, установ та організацій, що <text:line-break/>належать до сфери управління організації, та їх керівників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3</text:p>
          </table:table-cell>
          <table:table-cell table:style-name="Table2.A2" office:value-type="string">
            <text:p text:style-name="P43"><text:bookmark text:name="page31R_mcid26"/>Цільові програми у відповідній сфері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4</text:p>
          </table:table-cell>
          <table:table-cell table:style-name="Table2.A2" office:value-type="string">
            <text:p text:style-name="P43"><text:bookmark text:name="page31R_mcid31"/>Інформаційні ресурси з питань, що належать <text:line-break/>до компетенції організації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5</text:p>
          </table:table-cell>
          <table:table-cell table:style-name="Table2.A2" office:value-type="string">
            <text:p text:style-name="P43"><text:bookmark text:name="page31R_mcid36"/>Поточні та заплановані заходи і події у <text:line-break/>відповідній сфері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6</text:p>
          </table:table-cell>
          <table:table-cell table:style-name="Table2.A2" office:value-type="string">
            <text:p text:style-name="P43"><text:bookmark text:name="page31R_mcid41"/>Відомості про наявні вакансії, порядок та <text:line-break/>умови проходження конкурсу на заміщення вакантних посад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7</text:p>
          </table:table-cell>
          <table:table-cell table:style-name="Table2.A2" office:value-type="string">
            <text:p text:style-name="P43"><text:bookmark text:name="page31R_mcid46"/>Адреса електронної пошти структурного <text:line-break/>підрозділу, відповідального за приймання і реєстрацію вхідної кореспонденції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8</text:p>
          </table:table-cell>
          <table:table-cell table:style-name="Table2.A2" office:value-type="string">
            <text:p text:style-name="P43"><text:bookmark text:name="page31R_mcid51"/>Інформація про систему обліку, види <text:line-break/>інформації, яку зберігає розпорядник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19</text:p>
          </table:table-cell>
          <table:table-cell table:style-name="Table2.A2" office:value-type="string">
            <text:p text:style-name="P43"><text:bookmark text:name="page31R_mcid56"/>Розташування місць, де надаються необхідні запитувачам форми і бланки установи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0</text:p>
          </table:table-cell>
          <table:table-cell table:style-name="Table2.A2" office:value-type="string">
            <text:p text:style-name="P43"><text:bookmark text:name="page31R_mcid61"/><text:bookmark text:name="page31R_mcid60"/>Звіти, в тому числі щодо задоволення <text:line-break/>запитів на інформацію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1</text:p>
          </table:table-cell>
          <table:table-cell table:style-name="Table2.A2" office:value-type="string">
            <text:p text:style-name="P43"><text:bookmark text:name="page31R_mcid66"/>Наявність форми подання електронних <text:line-break/>звернень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2</text:p>
          </table:table-cell>
          <table:table-cell table:style-name="Table2.A2" office:value-type="string">
            <text:p text:style-name="P43"><text:bookmark text:name="page31R_mcid71"/>Можливість прослідкувати опрацювання е-звернення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3</text:p>
          </table:table-cell>
          <table:table-cell table:style-name="Table2.A2" office:value-type="string">
            <text:p text:style-name="P43"><text:bookmark text:name="page31R_mcid76"/>Підтримка зворотнього зв’язку з користувачами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4</text:p>
          </table:table-cell>
          <table:table-cell table:style-name="Table2.A2" office:value-type="string">
            <text:p text:style-name="P43"><text:bookmark text:name="page31R_mcid81"/>Додатковий параметр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5</text:p>
          </table:table-cell>
          <table:table-cell table:style-name="Table2.A2" office:value-type="string">
            <text:p text:style-name="P43"><text:bookmark text:name="page31R_mcid811"/>Додатковий параметр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6</text:p>
          </table:table-cell>
          <table:table-cell table:style-name="Table2.A2" office:value-type="string">
            <text:p text:style-name="P43"><text:bookmark text:name="page31R_mcid91"/>Наявність мобільної версії веб-сайту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  <table:table-row table:style-name="Table2.1">
          <table:table-cell table:style-name="Table2.A2" office:value-type="string">
            <text:p text:style-name="P48">27</text:p>
          </table:table-cell>
          <table:table-cell table:style-name="Table2.A2" office:value-type="string">
            <text:p text:style-name="P43"><text:bookmark text:name="page31R_mcid96"/>Наявність версії веб-сайту для слабозорих</text:p>
          </table:table-cell>
          <table:table-cell table:style-name="Table2.A2" office:value-type="string">
            <text:p text:style-name="P40"/>
          </table:table-cell>
          <table:table-cell table:style-name="Table2.D2" office:value-type="string">
            <text:p text:style-name="P41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3T16:33:45.769013195</meta:creation-date>
    <dc:date>2022-01-04T17:43:39.205866289</dc:date>
    <meta:editing-duration>PT1H37M16S</meta:editing-duration>
    <meta:editing-cycles>118</meta:editing-cycles>
    <meta:generator>LibreOffice/7.1.7.2$Linux_X86_64 LibreOffice_project/10$Build-2</meta:generator>
    <meta:document-statistic meta:table-count="3" meta:image-count="0" meta:object-count="1" meta:page-count="8" meta:paragraph-count="170" meta:word-count="758" meta:character-count="5803" meta:non-whitespace-character-count="5128"/>
  </office:meta>
</office:document-meta>
</file>